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siz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/w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4</text:p>
          </table:table-cell>
          <table:table-cell table:style-name="ce4" office:value-type="string" calcext:value-type="string">
            <text:p>C2DSTA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H2-DMA destination addres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2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H2-DMA length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2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H2-DMA start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STAW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start link table addres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BAAW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link base addres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WL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link address bit width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1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LA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link address shift control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star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BREQ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BREQ# signal mask control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VLWC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AVL# signal wait count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2DPYRC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(TA/Root Bus) priority count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4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MAX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H2-DMA maximum burst length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FRE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 FIFO remaining amount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LMMODE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ia TA texture memory bus select 0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LMMODE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ia TA texture memory bus select 1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8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FS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IFO statu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FRE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ystem res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9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BRE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ystem bus revision number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a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BSPL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H4 Root Bus split enabl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T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Normal interrupt statu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TEX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ernal interrupt statu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T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rror interrupt statu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2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2 normal interrupt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2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2 external interrupt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2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2 error interrupt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4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4 normal interrupt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4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4 external interrupt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4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4 error interrupt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6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6 normal interrupt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6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6 external interrupt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6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6 error interrupt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T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Normal interrupt PVR-DMA startup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T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ernal interrupt PVR-DMA startup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DT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Normal interrupt G2-DMA startup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DT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ernal interrupt G2-DMA startup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-DMA command table addres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-DMA trigger select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-DMA enable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-DMA star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SY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 system control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ple status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SHTC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ple-DMA hard trigger clear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APR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ple-DMA address ran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M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 MSP sel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TXD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ple TXD address counter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RXD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ple RXD address counter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RXDB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ple RXD address bas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start address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length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dir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enable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star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RR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ystem ROM read access timing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RW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ystem ROM write access timing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FR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lash ROM read access timing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FW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lash ROM write access timing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CR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 PIO read access timing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CW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 PIO write access tim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GDR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-DMA read access timing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GDW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-DMA write access tim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SYS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ystem mode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CRDY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1IORDY signal control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APR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-DMA address ran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UNLOCK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(undocumented unlock register)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D-DMA address count (on Root Bus)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D-DMA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A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G2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system memory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length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direction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trigger selec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enable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star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US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suspen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A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system memory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length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direction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trigger selec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enable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star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US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suspen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A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system memory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length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direction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trigger selec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enable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star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US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suspen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A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system memory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length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direction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trigger selec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enable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star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US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suspen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2 bus vers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DST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2/DS timeou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TRT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2/TR timeou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MDMT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em unit wait timeou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MDMW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em unit wait tim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APR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2-DMA address ran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AG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ICA-DMA address counter (on AICA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ICA-DMA address counter (on root bus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ICA-DMA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AG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1 address counter (on Ext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1 address counter (on root bus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1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AG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2 address counter (on Ext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2 address counter (on root bus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2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AG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-DMA address counter (on Dev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-DMA address counter (on root bus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-DMA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A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start address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system memory start address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length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direction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trigger select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enable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star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APR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VR-DMA address ran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AP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VR-DMA address counter (on Ext)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VR-DMA address counter (on root bus)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VR-DMA transfer counter</text:p>
          </table:table-cell>
        </table:table-row>
        <table:table-row table:style-name="ro1" table:number-rows-repeated="104841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/00/0000</text:date>, <text:time style:data-style-name="N2" text:time-value="13:29:11.8637660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2:45:36.188816533</meta:creation-date>
    <meta:generator>LibreOffice/7.5.6.2$Linux_X86_64 LibreOffice_project/50$Build-2</meta:generator>
    <dc:date>2024-02-25T13:30:42.414221999</dc:date>
    <meta:editing-duration>PT2H20M13S</meta:editing-duration>
    <meta:editing-cycles>4</meta:editing-cycles>
    <meta:document-statistic meta:table-count="1" meta:cell-count="768" meta:object-count="0"/>
  </office:meta>
</office:document-meta>
</file>